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Couplet 1 : (Homme)</text:span></text:p>
      <text:p text:style-name="P4"><text:span text:style-name="T2">Bonjour tout le monde,</text:span></text:p>
      <text:p text:style-name="P4"><text:span text:style-name="T2">“Seventies” de Noise Sanity.</text:span></text:p>
      <text:p text:style-name="P4"><text:span text:style-name="T2"/></text:p>
      <text:p text:style-name="P4"><text:span text:style-name="T2">Journée sous le soleil d’Provence</text:span></text:p>
      <text:p text:style-name="P4"><text:span text:style-name="T2">Quand tu m’appelle « Mon amour »</text:span></text:p>
      <text:p text:style-name="P4"><text:span text:style-name="T2">J’fond pour toi ma chérie, je suis là pour te serrer très fort. (15 secs)</text:span></text:p>
      <text:p text:style-name="P4"><text:span text:style-name="T2"/></text:p>
      <text:p text:style-name="P4"><text:span text:style-name="T2">Ma main sur la tienne, serrée (3 premières syllabes sur le boom boom boom au début)</text:span></text:p>
      <text:p text:style-name="P4"><text:span text:style-name="T2">Dans cette rue de St-Tropez (20 secs)</text:span></text:p>
      <text:p text:style-name="P4"><text:span text:style-name="T2"/></text:p>
      <text:p text:style-name="P4"><text:span text:style-name="T2">Je sens ta peau qui est si douce</text:span></text:p>
      <text:p text:style-name="P4"><text:span text:style-name="T2">Comme une caresse</text:span></text:p>
      <text:p text:style-name="P4"><text:span text:style-name="T2">T’es mon héroïne</text:span></text:p>
      <text:p text:style-name="P4"><text:span text:style-name="T2"/></text:p>
      <text:p text:style-name="P4"><text:span text:style-name="T2">Mon amoure, ma princesse</text:span></text:p>
      <text:p text:style-name="P4"><text:span text:style-name="T2"/></text:p>
      <text:p text:style-name="P4"><text:span text:style-name="T2">Je t’aime comme personne ne saura aimer</text:span></text:p>
      <text:p text:style-name="P4"><text:span text:style-name="T2">Je t’aime de tout mon cœur</text:span></text:p>
      <text:p text:style-name="P4"><text:span text:style-name="T2">T’es vraiment ma préférée</text:span></text:p>
      <text:p text:style-name="P4"><text:span text:style-name="T2"/></text:p>
      <text:p text:style-name="P4"><text:span text:style-name="T2">Refrain :</text:span></text:p>
      <text:p text:style-name="P4"><text:span text:style-name="T2">L’amour est un poison</text:span></text:p>
      <text:p text:style-name="P4"><text:span text:style-name="T2">Que l’on prend un certain</text:span></text:p>
      <text:p text:style-name="P4"><text:span text:style-name="T2">Plaisir à consommer</text:span></text:p>
      <text:p text:style-name="P4"><text:span text:style-name="T2">Sans modération</text:span></text:p>
      <text:p text:style-name="P4"><text:span text:style-name="T2"/></text:p>
      <text:p text:style-name="P4"><text:span text:style-name="T2">Chéri(e) je t’aim-au plus</text:span></text:p>
      <text:p text:style-name="P4"><text:span text:style-name="T2">Profond de Moi-mêm’alors</text:span></text:p>
      <text:p text:style-name="P4"><text:span text:style-name="T2">Profitons de</text:span></text:p>
      <text:p text:style-name="P4"><text:span text:style-name="T2">La Plage de Saint-Tropèze</text:span></text:p>
      <text:p text:style-name="P4"><text:span text:style-name="T2"/></text:p>
      <text:p text:style-name="P4"><text:span text:style-name="T2">(48 secs)</text:span></text:p>
      <text:p text:style-name="P4"><text:span text:style-name="T2"/></text:p>
      <text:p text:style-name="P4"><text:span text:style-name="T2">Couplet 2 : (Femme)</text:span></text:p>
      <text:p text:style-name="P4"><text:span text:style-name="T2">Oh Pierrot, mon plus grand amour</text:span></text:p>
      <text:p text:style-name="P4"><text:span text:style-name="T2">Saint-Tropez sera</text:span></text:p>
      <text:p text:style-name="P4"><text:span text:style-name="T2">Un amour à trois</text:span></text:p>
      <text:p text:style-name="P4"><text:soft-page-break/><text:span text:style-name="T2">Toi, la mer et moi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Au matin, dans un petit village</text:span></text:p>
      <text:p text:style-name="P4"><text:span text:style-name="T2">Je t’ouvre les bras et je te dis bonne nuit.</text:span></text:p>
      <text:p text:style-name="P4"><text:span text:style-name="T2">Et je te fais la promesse que je viendrai te voir</text:span></text:p>
      <text:p text:style-name="P4"><text:span text:style-name="T2">Et je te ferai deux bisous, deux beaux bisous</text:span></text:p>
      <text:p text:style-name="P4"><text:span text:style-name="T2">Et je te prendrai dans mes bras,</text:span></text:p>
      <text:p text:style-name="P4"><text:span text:style-name="T2">Et je saurai l’apaiser</text:span></text:p>
      <text:p text:style-name="P4"><text:span text:style-name="T2">Et puis je te dirai au revoir</text:span></text:p>
      <text:p text:style-name="P4"><text:span text:style-name="T2">Sur la plage de St-Tropez</text:span></text:p>
      <text:p text:style-name="P4"><text:span text:style-name="T2">Je te ferai des caresses</text:span></text:p>
      <text:p text:style-name="P4"><text:span text:style-name="T2">Je te ferai des baisers</text:span></text:p>
      <text:p text:style-name="P4"><text:span text:style-name="T2">Un amour à trois</text:span></text:p>
      <text:p text:style-name="P4"><text:span text:style-name="T2">Et ma main serrera la tienne,</text:span></text:p>
      <text:p text:style-name="P4"><text:span text:style-name="T2">Et je te ferai des calins,</text:span></text:p>
      <text:p text:style-name="P4"><text:span text:style-name="T2">Des vrais, des beaux calins</text:span></text:p>
      <text:p text:style-name="P4"><text:span text:style-name="T2">Et je t’embrasserai sur le front</text:span></text:p>
      <text:p text:style-name="P4"><text:span text:style-name="T2">Et je t’emmènerai dans ma chambre</text:span></text:p>
      <text:p text:style-name="P4"><text:span text:style-name="T2">Et je t’emmènerai dans mes bras</text:span></text:p>
      <text:p text:style-name="P4"><text:span text:style-name="T2">Et un jour je t’abandonnerai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4T00:56:13.219000000</meta:creation-date>
    <dc:date>2022-08-14T00:56:50.016000000</dc:date>
    <meta:editing-duration>PT37S</meta:editing-duration>
    <meta:editing-cycles>1</meta:editing-cycles>
    <meta:document-statistic meta:table-count="0" meta:image-count="0" meta:object-count="0" meta:page-count="2" meta:paragraph-count="48" meta:word-count="262" meta:character-count="1338" meta:non-whitespace-character-count="1124"/>
    <meta:generator>LibreOffice/6.3.4.2$Windows_X86_64 LibreOffice_project/60da17e045e08f1793c57c00ba83cdfce946d0aa</meta:generator>
  </office:meta>
</office:document-meta>
</file>